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Pictures/100000000000005E0000005E47394922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fr1" style:family="graphic" style:parent-style-name="Frame">
      <style:graphic-properties style:vertical-pos="from-top" style:vertical-rel="paragraph" style:horizontal-pos="from-left" style:horizontal-rel="paragraph" draw:fill-image-width="0cm" draw:fill-image-height="0cm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006600" draw:fill="solid" draw:fill-color="#006600" draw:fill-image-width="0cm" draw:fill-image-height="0cm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006600" style:background-transparency="45%" draw:fill="solid" draw:fill-color="#006600" draw:opacity="55%" draw:fill-image-width="0cm" draw:fill-image-height="0cm" style:shadow="none" draw:shadow-opacity="100%"/>
    </style:style>
    <style:style style:name="fr4" style:family="graphic" style:parent-style-name="Frame">
      <style:graphic-properties style:vertical-pos="from-top" style:vertical-rel="paragraph" style:horizontal-pos="from-left" style:horizontal-rel="paragraph" fo:background-color="#579d1c" style:background-transparency="57%" draw:fill="solid" draw:fill-color="#579d1c" draw:opacity-name="Transparency_20_1" draw:fill-image-width="0cm" draw:fill-image-height="0cm"/>
    </style:style>
    <style:style style:name="fr5" style:family="graphic" style:parent-style-name="Frame">
      <style:graphic-properties style:vertical-pos="from-top" style:vertical-rel="paragraph" style:horizontal-pos="from-left" style:horizontal-rel="paragraph" fo:background-color="#78a142" draw:fill="gradient" draw:fill-gradient-name="Subtle_20_Tango_20_Green" draw:fill-image-width="0cm" draw:fill-image-height="0cm" style:shadow="none" draw:shadow-opacity="100%"/>
    </style:style>
    <style:style style:name="fr6" style:family="graphic" style:parent-style-name="Frame">
      <style:graphic-properties style:vertical-pos="from-top" style:vertical-rel="paragraph" style:horizontal-pos="from-left" style:horizontal-rel="paragraph" fo:background-color="#78a142" style:background-transparency="45%" draw:fill="gradient" draw:fill-gradient-name="Subtle_20_Tango_20_Green" draw:opacity="55%" draw:fill-image-width="0cm" draw:fill-image-height="0cm" style:shadow="none" draw:shadow-opacity="100%"/>
    </style:style>
    <style:style style:name="fr7" style:family="graphic" style:parent-style-name="Frame">
      <style:graphic-properties style:vertical-pos="from-top" style:vertical-rel="paragraph" style:horizontal-pos="from-left" style:horizontal-rel="paragraph" fo:background-color="#78a142" style:background-transparency="57%" draw:fill="gradient" draw:fill-gradient-name="Subtle_20_Tango_20_Green" draw:opacity-name="Transparency_20_1" draw:fill-image-width="0cm" draw:fill-image-height="0cm" style:shadow="none" draw:shadow-opacity="100%"/>
    </style:style>
    <style:style style:name="fr8" style:family="graphic" style:parent-style-name="Frame">
      <style:graphic-properties style:vertical-pos="from-top" style:vertical-rel="paragraph" style:horizontal-pos="from-left" style:horizontal-rel="paragraph" fo:background-color="#000000" draw:fill="hatch" draw:fill-hatch-name="Black_20_0_20_Degrees" draw:fill-hatch-solid="false" draw:fill-image-width="0cm" draw:fill-image-height="0cm"/>
    </style:style>
    <style:style style:name="fr9" style:family="graphic" style:parent-style-name="Frame">
      <style:graphic-properties style:vertical-pos="from-top" style:vertical-rel="paragraph" style:horizontal-pos="from-left" style:horizontal-rel="paragraph" fo:background-color="#579d1c" draw:fill="hatch" draw:fill-color="#579d1c" draw:fill-hatch-name="Black_20_0_20_Degrees" draw:fill-hatch-solid="true" draw:fill-image-width="0cm" draw:fill-image-height="0cm"/>
    </style:style>
    <style:style style:name="fr10" style:family="graphic" style:parent-style-name="Frame">
      <style:graphic-properties style:vertical-pos="from-top" style:vertical-rel="paragraph" style:horizontal-pos="from-left" style:horizontal-rel="paragraph" fo:background-color="#000000" style:background-transparency="72%" draw:fill="hatch" draw:fill-hatch-name="Black_20_0_20_Degrees" draw:fill-hatch-solid="false" draw:opacity="55%" draw:fill-image-width="0cm" draw:fill-image-height="0cm" style:shadow="none" draw:shadow-opacity="100%"/>
    </style:style>
    <style:style style:name="fr11" style:family="graphic" style:parent-style-name="Frame">
      <style:graphic-properties style:vertical-pos="from-top" style:vertical-rel="paragraph" style:horizontal-pos="from-left" style:horizontal-rel="paragraph" fo:background-color="#aecf00" style:background-transparency="45%" draw:fill="hatch" draw:fill-color="#aecf00" draw:fill-hatch-name="Black_20_0_20_Degrees" draw:fill-hatch-solid="true" draw:opacity="55%" draw:fill-image-width="0cm" draw:fill-image-height="0cm" style:shadow="none" draw:shadow-opacity="100%"/>
    </style:style>
    <style:style style:name="fr12" style:family="graphic" style:parent-style-name="Frame">
      <style:graphic-properties style:vertical-pos="from-top" style:vertical-rel="paragraph" style:horizontal-pos="from-left" style:horizontal-rel="paragraph" fo:background-color="#000000" style:background-transparency="78%" draw:fill="hatch" draw:fill-hatch-name="Black_20_0_20_Degrees" draw:fill-hatch-solid="false" draw:opacity-name="Transparency_20_1" draw:fill-image-width="0cm" draw:fill-image-height="0cm" style:shadow="none" draw:shadow-opacity="100%"/>
    </style:style>
    <style:style style:name="fr13" style:family="graphic" style:parent-style-name="Frame">
      <style:graphic-properties style:vertical-pos="from-top" style:vertical-rel="paragraph" style:horizontal-pos="from-left" style:horizontal-rel="paragraph" fo:background-color="#ccff99" style:background-transparency="57%" draw:fill="hatch" draw:fill-color="#ccff99" draw:fill-hatch-name="Black_20_0_20_Degrees" draw:fill-hatch-solid="true" draw:opacity-name="Transparency_20_1" draw:fill-image-width="0cm" draw:fill-image-height="0cm"/>
    </style:style>
    <style:style style:name="fr14" style:family="graphic" style:parent-style-name="Frame">
      <style:graphic-properties style:vertical-pos="from-top" style:vertical-rel="paragraph" style:horizontal-pos="from-left" style:horizontal-rel="paragraph" draw:fill="bitmap" draw:fill-image-name="Sky" draw:fill-image-width="0cm" draw:fill-image-height="0cm">
        <style:background-image xlink:href="Pictures/100000000000005E0000005E47394922.png" xlink:type="simple" xlink:actuate="onLoad" style:repeat="stretch"/>
      </style:graphic-properties>
    </style:style>
    <style:style style:name="fr15" style:family="graphic" style:parent-style-name="Frame">
      <style:graphic-properties style:vertical-pos="from-top" style:vertical-rel="paragraph" style:horizontal-pos="from-left" style:horizontal-rel="paragraph" fo:background-color="transparent" draw:fill="bitmap" draw:fill-image-name="Sky" draw:opacity="55%" draw:fill-image-width="0cm" draw:fill-image-height="0cm">
        <style:background-image xlink:href="Pictures/100000000000005E0000005E47394922.png" xlink:type="simple" xlink:actuate="onLoad" style:repeat="stretch" draw:opacity="55%"/>
      </style:graphic-properties>
    </style:style>
    <style:style style:name="fr16" style:family="graphic" style:parent-style-name="Frame">
      <style:graphic-properties style:vertical-pos="from-top" style:vertical-rel="paragraph" style:horizontal-pos="from-left" style:horizontal-rel="paragraph" fo:background-color="transparent" draw:fill="bitmap" draw:fill-image-name="Sky" draw:opacity-name="Transparency_20_1" draw:fill-image-width="0cm" draw:fill-image-height="0cm" style:shadow="none" draw:shadow-opacity="100%">
        <style:background-image xlink:href="Pictures/100000000000005E0000005E47394922.png" xlink:type="simple" xlink:actuate="onLoad" style:repeat="stretch" draw:opacity="43%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0.73cm" svg:y="0.67cm" svg:width="2.062cm" draw:z-index="0"><draw:text-box fo:min-height="2.235cm"><text:p text:style-name="Frame_20_contents"/></draw:text-box></draw:frame><draw:frame draw:style-name="fr2" draw:name="Frame2" text:anchor-type="paragraph" svg:x="0.73cm" svg:y="3.339cm" svg:width="2.044cm" draw:z-index="1"><draw:text-box fo:min-height="2.364cm"><text:p text:style-name="Frame_20_contents"/></draw:text-box></draw:frame><draw:frame draw:style-name="fr3" draw:name="Frame3" text:anchor-type="paragraph" svg:x="3.549cm" svg:y="3.339cm" svg:width="2cm" draw:z-index="2"><draw:text-box fo:min-height="2.397cm"><text:p text:style-name="Frame_20_contents"/></draw:text-box></draw:frame><draw:frame draw:style-name="fr4" draw:name="Frame4" text:anchor-type="paragraph" svg:x="6.304cm" svg:y="3.357cm" svg:width="2cm" draw:z-index="3"><draw:text-box fo:min-height="2.438cm"><text:p text:style-name="Frame_20_contents"/></draw:text-box></draw:frame><draw:frame draw:style-name="fr5" draw:name="Frame5" text:anchor-type="paragraph" svg:x="0.81cm" svg:y="6.267cm" svg:width="2cm" draw:z-index="4"><draw:text-box fo:min-height="2.215cm"><text:p text:style-name="Frame_20_contents"/></draw:text-box></draw:frame><draw:frame draw:style-name="fr6" draw:name="Frame6" text:anchor-type="paragraph" svg:x="3.611cm" svg:y="6.283cm" svg:width="2cm" draw:z-index="5"><draw:text-box fo:min-height="2.194cm"><text:p text:style-name="Frame_20_contents"/></draw:text-box></draw:frame><draw:frame draw:style-name="fr7" draw:name="Frame7" text:anchor-type="paragraph" svg:x="6.331cm" svg:y="6.23cm" svg:width="2cm" draw:z-index="6"><draw:text-box fo:min-height="2.175cm"><text:p text:style-name="Frame_20_contents"/></draw:text-box></draw:frame><draw:frame draw:style-name="fr8" draw:name="Frame8" text:anchor-type="paragraph" svg:x="0.85cm" svg:y="8.95cm" svg:width="2cm" draw:z-index="7"><draw:text-box fo:min-height="2.346cm"><text:p text:style-name="Frame_20_contents"/></draw:text-box></draw:frame><draw:frame draw:style-name="fr9" draw:name="Frame9" text:anchor-type="paragraph" svg:x="3.679cm" svg:y="8.909cm" svg:width="2cm" draw:z-index="8"><draw:text-box fo:min-height="2.307cm"><text:p text:style-name="Frame_20_contents"/></draw:text-box></draw:frame><draw:frame draw:style-name="fr10" draw:name="Frame10" text:anchor-type="paragraph" svg:x="6.35cm" svg:y="8.931cm" svg:width="2cm" draw:z-index="9"><draw:text-box fo:min-height="2.249cm"><text:p text:style-name="Frame_20_contents"/></draw:text-box></draw:frame><draw:frame draw:style-name="fr11" draw:name="Frame11" text:anchor-type="paragraph" svg:x="8.992cm" svg:y="9.028cm" svg:width="2cm" draw:z-index="10"><draw:text-box fo:min-height="2.155cm"><text:p text:style-name="Frame_20_contents"/></draw:text-box></draw:frame><draw:frame draw:style-name="fr12" draw:name="Frame12" text:anchor-type="paragraph" svg:x="11.449cm" svg:y="9.051cm" svg:width="2cm" draw:z-index="11"><draw:text-box fo:min-height="2.117cm"><text:p text:style-name="Frame_20_contents"/></draw:text-box></draw:frame><draw:frame draw:style-name="fr13" draw:name="Frame13" text:anchor-type="paragraph" svg:x="13.899cm" svg:y="9.029cm" svg:width="2cm" draw:z-index="12"><draw:text-box fo:min-height="2.231cm"><text:p text:style-name="Frame_20_contents"/></draw:text-box></draw:frame><draw:frame draw:style-name="fr14" draw:name="Frame14" text:anchor-type="paragraph" svg:x="0.87cm" svg:y="11.79cm" svg:width="2cm" draw:z-index="13"><draw:text-box fo:min-height="2.459cm"><text:p text:style-name="Frame_20_contents"/></draw:text-box></draw:frame><draw:frame draw:style-name="fr15" draw:name="Frame15" text:anchor-type="paragraph" svg:x="3.78cm" svg:y="11.839cm" svg:width="2cm" draw:z-index="14"><draw:text-box fo:min-height="2.422cm"><text:p text:style-name="Frame_20_contents"/></draw:text-box></draw:frame><draw:frame draw:style-name="fr16" draw:name="Frame16" text:anchor-type="paragraph" svg:x="6.391cm" svg:y="11.82cm" svg:width="2cm" draw:z-index="15"><draw:text-box fo:min-height="2.439cm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hatch draw:name="Black_20_0_20_Degrees" draw:display-name="Black 0 Degrees" draw:style="single" draw:color="#000000" draw:distance="0.102cm" draw:rotation="0"/>
    <draw:fill-image draw:name="Sky" xlink:href="Pictures/100000000000005E0000005E47394922.png" xlink:type="simple" xlink:show="embed" xlink:actuate="onLoad"/>
    <draw:opacity draw:name="Transparency_20_1" draw:display-name="Transparency 1" draw:style="linear" draw:start="85%" draw:end="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 </meta:initial-creator>
    <meta:creation-date>2015-04-20T23:51:46.449112292</meta:creation-date>
    <dc:date>2015-04-21T00:04:47.346327351</dc:date>
    <dc:creator>ms </dc:creator>
    <meta:editing-duration>PT13M1S</meta:editing-duration>
    <meta:editing-cycles>1</meta:editing-cycles>
    <meta:generator>LibreOfficeDev/5.0.0.0.alpha1$Linux_X86_64 LibreOffice_project/e4c0a569396bda9afdacaa87f0c996cf1a08d579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